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ffff"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ff" draw:fill="solid" draw:fill-color="#00cccc" draw:textarea-horizontal-align="justify" draw:textarea-vertical-align="middle" draw:auto-grow-height="false"/>
    </style:style>
    <style:style style:name="gr8" style:family="graphic" style:parent-style-name="standard">
      <style:graphic-properties svg:stroke-color="#00ffff" draw:fill="solid" draw:fill-color="#cfe7e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5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color="#0000ff" fo:font-size="16pt" style:text-underline-style="solid" style:text-underline-width="auto" style:text-underline-color="font-color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ffff" style:text-underline-style="solid" style:text-underline-width="auto" style:text-und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3.749cm" svg:height="1.673cm" svg:x="0.68cm" svg:y="2.121cm">
          <draw:text-box>
            <text:p><text:span text:style-name="T1">Recipe</text:span></text:p>
            <text:p><text:span text:style-name="T1">Navigation</text:span></text:p>
          </draw:text-box>
        </draw:frame>
        <draw:frame draw:style-name="gr1" draw:text-style-name="P2" draw:layer="layout" svg:width="2.572cm" svg:height="2.759cm" svg:x="1.231cm" svg:y="3.767cm">
          <draw:text-box>
            <text:p text:style-name="P1"><text:span text:style-name="T2">Recipe1</text:span></text:p>
            <text:p text:style-name="P1"><text:span text:style-name="T3">Recipe2</text:span></text:p>
            <text:p text:style-name="P1"><text:span text:style-name="T2">Recipe3</text:span></text:p>
            <text:p text:style-name="P1"><text:span text:style-name="T2">...</text:span></text:p>
          </draw:text-box>
        </draw:frame>
        <draw:g>
          <draw:g>
            <draw:custom-shape draw:style-name="gr2" draw:text-style-name="P3" draw:layer="layout" svg:width="2.94cm" svg:height="4.572cm" svg:x="10.308cm" svg:y="2.397cm">
              <text:p text:style-name="P3">Batch 3</text:p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94cm" svg:height="4.572cm" svg:x="4.429cm" svg:y="2.397cm">
              <text:p text:style-name="P3">Batch 1</text:p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11.049cm" svg:height="16.891cm" svg:x="4.429cm" svg:y="3.66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436.693184614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2.939cm" svg:height="4.572cm" svg:x="7.369cm" svg:y="2.397cm">
              <text:p text:style-name="P3">Batch 2</text:p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" draw:text-style-name="P1" draw:layer="layout" svg:width="3.927cm" svg:height="0.962cm" svg:x="5.826cm" svg:y="4.429cm">
            <draw:text-box>
              <text:p text:style-name="P1"><text:span text:style-name="T4">Ingredients</text:span></text:p>
            </draw:text-box>
          </draw:frame>
          <draw:frame draw:style-name="gr1" draw:text-style-name="P1" draw:layer="layout" svg:width="6.348cm" svg:height="0.878cm" svg:x="6.08cm" svg:y="5.572cm">
            <draw:text-box>
              <text:p text:style-name="P1">Qty - Unit - Ingredient 1</text:p>
            </draw:text-box>
          </draw:frame>
          <draw:frame draw:style-name="gr1" draw:text-style-name="P1" draw:layer="layout" svg:width="6.348cm" svg:height="0.878cm" svg:x="6.082cm" svg:y="6.588cm">
            <draw:text-box>
              <text:p text:style-name="P1">Qty - Unit - Ingredient 2</text:p>
            </draw:text-box>
          </draw:frame>
          <draw:frame draw:style-name="gr1" draw:text-style-name="P1" draw:layer="layout" svg:width="6.348cm" svg:height="0.878cm" svg:x="6.08cm" svg:y="7.615cm">
            <draw:text-box>
              <text:p text:style-name="P1">Qty - Unit - Ingredient 3</text:p>
            </draw:text-box>
          </draw:frame>
          <draw:custom-shape draw:style-name="gr6" draw:text-style-name="P3" draw:layer="layout" svg:width="1.143cm" svg:height="0.762cm" svg:x="6.334cm" svg:y="8.7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143cm" svg:height="0.762cm" svg:x="7.713cm" svg:y="8.7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175cm" svg:height="0.762cm" svg:x="9.128cm" svg:y="8.74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138cm" svg:height="0.962cm" svg:x="5.826cm" svg:y="9.944cm">
            <draw:text-box>
              <text:p text:style-name="P1"><text:span text:style-name="T4">Instructions</text:span></text:p>
            </draw:text-box>
          </draw:frame>
          <draw:frame draw:style-name="gr1" draw:text-style-name="P1" draw:layer="layout" svg:width="2.758cm" svg:height="0.878cm" svg:x="6.207cm" svg:y="10.917cm">
            <draw:text-box>
              <text:p text:style-name="P1">1. Step 1</text:p>
            </draw:text-box>
          </draw:frame>
          <draw:frame draw:style-name="gr1" draw:text-style-name="P1" draw:layer="layout" svg:width="2.758cm" svg:height="0.878cm" svg:x="6.207cm" svg:y="11.87cm">
            <draw:text-box>
              <text:p text:style-name="P1">2. Step 2</text:p>
            </draw:text-box>
          </draw:frame>
          <draw:frame draw:style-name="gr1" draw:text-style-name="P1" draw:layer="layout" svg:width="2.758cm" svg:height="0.878cm" svg:x="6.207cm" svg:y="12.822cm">
            <draw:text-box>
              <text:p text:style-name="P1">3. Step 3</text:p>
            </draw:text-box>
          </draw:frame>
          <draw:frame draw:style-name="gr1" draw:text-style-name="P1" draw:layer="layout" svg:width="0.972cm" svg:height="0.878cm" svg:x="6.207cm" svg:y="13.7cm">
            <draw:text-box>
              <text:p text:style-name="P1">4.</text:p>
            </draw:text-box>
          </draw:frame>
          <draw:custom-shape draw:style-name="gr6" draw:text-style-name="P3" draw:layer="layout" svg:width="7.493cm" svg:height="0.762cm" svg:x="7.096cm" svg:y="13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655cm" svg:height="0.962cm" svg:x="5.826cm" svg:y="14.97cm">
            <draw:text-box>
              <text:p text:style-name="P1"><text:span text:style-name="T4">Tasting Notes</text:span></text:p>
            </draw:text-box>
          </draw:frame>
          <draw:frame draw:style-name="gr1" draw:text-style-name="P1" draw:layer="layout" svg:width="2.538cm" svg:height="0.878cm" svg:x="6.234cm" svg:y="15.909cm">
            <draw:text-box>
              <text:p text:style-name="P1">1. note1</text:p>
            </draw:text-box>
          </draw:frame>
          <draw:frame draw:style-name="gr1" draw:text-style-name="P1" draw:layer="layout" svg:width="2.695cm" svg:height="0.878cm" svg:x="6.234cm" svg:y="16.862cm">
            <draw:text-box>
              <text:p text:style-name="P1">2. note 2</text:p>
            </draw:text-box>
          </draw:frame>
          <draw:frame draw:style-name="gr1" draw:text-style-name="P1" draw:layer="layout" svg:width="2.695cm" svg:height="0.878cm" svg:x="6.234cm" svg:y="17.814cm">
            <draw:text-box>
              <text:p text:style-name="P1">3. note 3</text:p>
            </draw:text-box>
          </draw:frame>
          <draw:frame draw:style-name="gr1" draw:text-style-name="P1" draw:layer="layout" svg:width="0.972cm" svg:height="0.878cm" svg:x="6.234cm" svg:y="18.692cm">
            <draw:text-box>
              <text:p text:style-name="P1">4.</text:p>
            </draw:text-box>
          </draw:frame>
          <draw:custom-shape draw:style-name="gr6" draw:text-style-name="P3" draw:layer="layout" svg:width="7.473cm" svg:height="0.762cm" svg:x="7.116cm" svg:y="18.6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2.939cm" svg:height="4.572cm" svg:x="18.545cm" svg:y="2.397cm">
            <text:p text:style-name="P3">Batch 2</text:p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2.94cm" svg:height="4.572cm" svg:x="21.484cm" svg:y="2.397cm">
            <text:p text:style-name="P3">Batch 3</text:p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2.94cm" svg:height="4.572cm" svg:x="15.605cm" svg:y="2.397cm">
            <text:p text:style-name="P3">Batch 1</text:p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1.049cm" svg:height="16.891cm" svg:x="15.605cm" svg:y="3.6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436.6931846141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3.927cm" svg:height="0.962cm" svg:x="17.002cm" svg:y="4.429cm">
          <draw:text-box>
            <text:p text:style-name="P1"><text:span text:style-name="T4">Ingredients</text:span></text:p>
          </draw:text-box>
        </draw:frame>
        <draw:frame draw:style-name="gr1" draw:text-style-name="P1" draw:layer="layout" svg:width="6.348cm" svg:height="0.878cm" svg:x="17.256cm" svg:y="5.572cm">
          <draw:text-box>
            <text:p text:style-name="P1">Qty - Unit - Ingredient 1</text:p>
          </draw:text-box>
        </draw:frame>
        <draw:frame draw:style-name="gr1" draw:text-style-name="P1" draw:layer="layout" svg:width="6.348cm" svg:height="0.878cm" svg:x="17.258cm" svg:y="6.588cm">
          <draw:text-box>
            <text:p text:style-name="P1">Qty - Unit - Ingredient 2</text:p>
          </draw:text-box>
        </draw:frame>
        <draw:frame draw:style-name="gr1" draw:text-style-name="P1" draw:layer="layout" svg:width="6.348cm" svg:height="0.878cm" svg:x="17.256cm" svg:y="7.615cm">
          <draw:text-box>
            <text:p text:style-name="P1">Qty - Unit - Ingredient 3</text:p>
          </draw:text-box>
        </draw:frame>
        <draw:custom-shape draw:style-name="gr6" draw:text-style-name="P3" draw:layer="layout" svg:width="1.143cm" svg:height="0.762cm" svg:x="17.51cm" svg:y="8.7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143cm" svg:height="0.762cm" svg:x="18.889cm" svg:y="8.7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0.762cm" svg:x="20.304cm" svg:y="8.74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8cm" svg:height="0.962cm" svg:x="17.002cm" svg:y="9.944cm">
          <draw:text-box>
            <text:p text:style-name="P1"><text:span text:style-name="T4">Instructions</text:span></text:p>
          </draw:text-box>
        </draw:frame>
        <draw:frame draw:style-name="gr1" draw:text-style-name="P1" draw:layer="layout" svg:width="2.758cm" svg:height="0.878cm" svg:x="17.383cm" svg:y="10.917cm">
          <draw:text-box>
            <text:p text:style-name="P1">1. Step 1</text:p>
          </draw:text-box>
        </draw:frame>
        <draw:frame draw:style-name="gr1" draw:text-style-name="P1" draw:layer="layout" svg:width="2.758cm" svg:height="0.878cm" svg:x="17.383cm" svg:y="11.87cm">
          <draw:text-box>
            <text:p text:style-name="P1">2. Step 2</text:p>
          </draw:text-box>
        </draw:frame>
        <draw:frame draw:style-name="gr1" draw:text-style-name="P1" draw:layer="layout" svg:width="2.758cm" svg:height="0.878cm" svg:x="17.383cm" svg:y="12.822cm">
          <draw:text-box>
            <text:p text:style-name="P1">3. Step 3</text:p>
          </draw:text-box>
        </draw:frame>
        <draw:frame draw:style-name="gr1" draw:text-style-name="P1" draw:layer="layout" svg:width="0.972cm" svg:height="0.878cm" svg:x="17.383cm" svg:y="13.7cm">
          <draw:text-box>
            <text:p text:style-name="P1">4.</text:p>
          </draw:text-box>
        </draw:frame>
        <draw:custom-shape draw:style-name="gr6" draw:text-style-name="P3" draw:layer="layout" svg:width="7.493cm" svg:height="0.762cm" svg:x="18.272cm" svg:y="13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55cm" svg:height="0.962cm" svg:x="17.002cm" svg:y="14.97cm">
          <draw:text-box>
            <text:p text:style-name="P1"><text:span text:style-name="T4">Tasting Notes</text:span></text:p>
          </draw:text-box>
        </draw:frame>
        <draw:frame draw:style-name="gr1" draw:text-style-name="P1" draw:layer="layout" svg:width="2.538cm" svg:height="0.878cm" svg:x="17.41cm" svg:y="15.909cm">
          <draw:text-box>
            <text:p text:style-name="P1">1. note1</text:p>
          </draw:text-box>
        </draw:frame>
        <draw:frame draw:style-name="gr1" draw:text-style-name="P1" draw:layer="layout" svg:width="2.695cm" svg:height="0.878cm" svg:x="17.41cm" svg:y="16.862cm">
          <draw:text-box>
            <text:p text:style-name="P1">2. note 2</text:p>
          </draw:text-box>
        </draw:frame>
        <draw:frame draw:style-name="gr1" draw:text-style-name="P1" draw:layer="layout" svg:width="2.695cm" svg:height="0.878cm" svg:x="17.41cm" svg:y="17.814cm">
          <draw:text-box>
            <text:p text:style-name="P1">3. note 3</text:p>
          </draw:text-box>
        </draw:frame>
        <draw:frame draw:style-name="gr1" draw:text-style-name="P1" draw:layer="layout" svg:width="0.972cm" svg:height="0.878cm" svg:x="17.41cm" svg:y="18.692cm">
          <draw:text-box>
            <text:p text:style-name="P1">4.</text:p>
          </draw:text-box>
        </draw:frame>
        <draw:custom-shape draw:style-name="gr6" draw:text-style-name="P3" draw:layer="layout" svg:width="7.473cm" svg:height="0.762cm" svg:x="18.292cm" svg:y="18.69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56cm" svg:height="0.962cm" svg:x="4.429cm" svg:y="1.181cm">
          <draw:text-box>
            <text:p text:style-name="P1"><text:span text:style-name="T4">Recipe 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3T15:46:47</meta:creation-date>
    <dc:date>2012-02-03T16:14:37</dc:date>
    <meta:editing-duration>PT11M44S</meta:editing-duration>
    <meta:editing-cycles>1</meta:editing-cycles>
    <meta:document-statistic meta:object-count="52"/>
    <meta:generator>LibreOffice/3.4$Unix LibreOffice_project/340m1$Build-402</meta:generator>
  </office:meta>
</office:document-meta>
</file>